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a76e8" officeooo:paragraph-rsid="000a76e8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a76e8" officeooo:paragraph-rsid="000a82e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officeooo:rsid="000a76e8" officeooo:paragraph-rsid="000a76e8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bdced" officeooo:paragraph-rsid="000bdced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76e8" officeooo:paragraph-rsid="000a76e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a76e8" officeooo:paragraph-rsid="000e275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bdced" officeooo:paragraph-rsid="000bdce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bdced" officeooo:paragraph-rsid="000d274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bdced" officeooo:paragraph-rsid="000e275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d2744" officeooo:paragraph-rsid="000d2744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e275a" officeooo:paragraph-rsid="000e275a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f36b1" officeooo:paragraph-rsid="000f36b1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f36b1" officeooo:paragraph-rsid="000fdcac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officeooo:rsid="000bdced" officeooo:paragraph-rsid="000bdced" style:font-size-asian="10.5pt" style:font-style-asian="italic" style:font-size-complex="12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officeooo:rsid="00108801" officeooo:paragraph-rsid="00108801" style:font-size-asian="10.5pt" style:font-style-asian="italic" style:font-size-complex="12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officeooo:rsid="000d2744" officeooo:paragraph-rsid="000d2744" style:font-size-asian="10.5pt" style:font-style-asian="italic" style:font-size-complex="12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officeooo:rsid="000f36b1" officeooo:paragraph-rsid="000f36b1" style:font-size-asian="10.5pt" style:font-style-asian="italic" style:font-size-complex="12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3pt" officeooo:rsid="000a76e8" officeooo:paragraph-rsid="000a82ec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fo:font-size="13pt" officeooo:rsid="000a82ec" officeooo:paragraph-rsid="000a82ec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fo:font-size="13pt" fo:font-weight="bold" officeooo:rsid="000a76e8" officeooo:paragraph-rsid="000a82ec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3pt" fo:font-weight="bold" officeooo:rsid="000a76e8" officeooo:paragraph-rsid="000a76e8" style:font-size-asian="13pt" style:font-weight-asian="bold" style:font-size-complex="13pt" style:font-weight-complex="bold"/>
    </style:style>
    <style:style style:name="T1" style:family="text">
      <style:text-properties officeooo:rsid="000a82ec"/>
    </style:style>
    <style:style style:name="T2" style:family="text">
      <style:text-properties officeooo:rsid="000d2744"/>
    </style:style>
    <style:style style:name="T3" style:family="text">
      <style:text-properties officeooo:rsid="000e275a"/>
    </style:style>
    <style:style style:name="T4" style:family="text">
      <style:text-properties officeooo:rsid="000f36b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dcac" style:font-weight-asian="bold" style:font-weight-complex="bold"/>
    </style:style>
    <style:style style:name="T7" style:family="text">
      <style:text-properties officeooo:rsid="000fdcac"/>
    </style:style>
    <style:style style:name="T8" style:family="text">
      <style:text-properties fo:font-style="normal" officeooo:rsid="000fdcac" style:font-style-asian="normal" style:font-style-complex="normal"/>
    </style:style>
    <style:style style:name="T9" style:family="text">
      <style:text-properties officeooo:rsid="001088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e Numérica – ANN0001</text:p>
      <text:p text:style-name="P20"/>
      <text:p text:style-name="P21">Universidade do Estado de Santa Catarina</text:p>
      <text:p text:style-name="P21">Centro de Ciências Tecnológicas</text:p>
      <text:p text:style-name="P21"/>
      <text:p text:style-name="P18">Prof. Fernando Deeke Sasse</text:p>
      <text:p text:style-name="P19">Acadêmico Marlon Henry Schweigert</text:p>
      <text:p text:style-name="P20"/>
      <text:p text:style-name="P20">2017/1</text:p>
      <text:p text:style-name="P21"/>
      <text:p text:style-name="P1">Representação Numérica com Complemento de 2</text:p>
      <text:p text:style-name="P1"/>
      <text:p text:style-name="P1"/>
      <text:p text:style-name="P5"><text:span text:style-name="T1">Obs.: </text:span>A menos que especificado ao contrário, nos problemas abaixo use representação binária de 8-bits.</text:p>
      <text:p text:style-name="P5"/>
      <text:p text:style-name="P5">1. Considere os números +37 e +18 usando a representação binária com complemento de 2, some estes números.</text:p>
      <text:p text:style-name="P5"/>
      <text:p text:style-name="P5">2. Repita o problema anterior somando +37 + (-18).</text:p>
      <text:p text:style-name="P5"/>
      <text:p text:style-name="P5">3. Idem, com +18+(-37).</text:p>
      <text:p text:style-name="P5"/>
      <text:p text:style-name="P5">4. Idem para (-18)+(-37).</text:p>
      <text:p text:style-name="P5"/>
      <text:p text:style-name="P5">5. Some -118 e -32 usando:</text:p>
      <text:p text:style-name="P5"/>
      <text:p text:style-name="P5"><text:tab/>i. representação de 8 bits.</text:p>
      <text:p text:style-name="P5"><text:tab/>ii. Representação de 16 bits.</text:p>
      <text:p text:style-name="P3"/>
      <text:p text:style-name="P4">Resolução</text:p>
      <text:p text:style-name="P7"/>
      <text:p text:style-name="P7">1.</text:p>
      <text:p text:style-name="P14"/>
      <text:p text:style-name="P15">Valores iniciais em binário:</text:p>
      <text:p text:style-name="P14"/>
      <text:p text:style-name="P7"><text:tab/>37 = Ob 0 010 0101</text:p>
      <text:p text:style-name="P7"><text:tab/>18 = Ob 0 001 0010</text:p>
      <text:p text:style-name="P14"/>
      <text:p text:style-name="P15">Realizando a soma:</text:p>
      <text:p text:style-name="P14"/>
      <text:p text:style-name="P7">37 +<text:tab/>Ob 0 010 0101</text:p>
      <text:p text:style-name="P7">18<text:tab/>Ob 0 001 0010</text:p>
      <text:p text:style-name="P7">-----<text:tab/>-------------------</text:p>
      <text:p text:style-name="P7">55<text:tab/>Ob 0 011 0111</text:p>
      <text:p text:style-name="P14"/>
      <text:p text:style-name="P15">O resultado é 55 = Ob 0 011 0111</text:p>
      <text:p text:style-name="P14"/>
      <text:p text:style-name="P7"/>
      <text:p text:style-name="P7"><text:soft-page-break/>2.</text:p>
      <text:p text:style-name="P14"/>
      <text:p text:style-name="P15">Valores iniciais em binário:</text:p>
      <text:p text:style-name="P15"/>
      <text:p text:style-name="P7"><text:tab/>37 = Ob 0 010 0101</text:p>
      <text:p text:style-name="P7"><text:tab/>18 = Ob <text:span text:style-name="T2">0 001 0010</text:span></text:p>
      <text:p text:style-name="P7"/>
      <text:p text:style-name="P14"/>
      <text:p text:style-name="P15">Encontrando o valor de -18</text:p>
      <text:p text:style-name="P15"/>
      <text:p text:style-name="P7">-<text:span text:style-name="T2">18:</text:span></text:p>
      <text:p text:style-name="P14"/>
      <text:p text:style-name="P15">Realizando Flip de bits:</text:p>
      <text:p text:style-name="P14"/>
      <text:p text:style-name="P7"><text:span text:style-name="T2">flip(18) = Ob 1 110 1101</text:span></text:p>
      <text:p text:style-name="P10">flip(18) + 1:</text:p>
      <text:p text:style-name="P16"/>
      <text:p text:style-name="P15">Adicionando flip com 1:</text:p>
      <text:p text:style-name="P16"/>
      <text:p text:style-name="P10">flip(18) +<text:tab/>Ob 1 110 1101</text:p>
      <text:p text:style-name="P10">1<text:tab/><text:tab/>Ob 0 000 0001</text:p>
      <text:p text:style-name="P10">----------<text:tab/>------------------</text:p>
      <text:p text:style-name="P10">-18<text:tab/><text:tab/>Ob 1 110 1110</text:p>
      <text:p text:style-name="P16"/>
      <text:p text:style-name="P15">Somando 37 com -18:</text:p>
      <text:p text:style-name="P16"/>
      <text:p text:style-name="P10">37 + (-18):</text:p>
      <text:p text:style-name="P10"/>
      <text:p text:style-name="P10">37 +<text:tab/>Ob 0 010 0101</text:p>
      <text:p text:style-name="P10">-18<text:tab/>Ob 1 110 1110</text:p>
      <text:p text:style-name="P10">------ <text:s text:c="2"/>------------------</text:p>
      <text:p text:style-name="P10">19<text:tab/>Ob 0 001 0011</text:p>
      <text:p text:style-name="P16"/>
      <text:p text:style-name="P15">O resultado é 19 = Ob 0 001 0011.</text:p>
      <text:p text:style-name="P16"/>
      <text:p text:style-name="P10">3.</text:p>
      <text:p text:style-name="P10"/>
      <text:p text:style-name="P15">Valores iniciais em Binário:</text:p>
      <text:p text:style-name="P8"/>
      <text:p text:style-name="P8"><text:tab/><text:span text:style-name="T2">+</text:span>37 = Ob 0 010 0101</text:p>
      <text:p text:style-name="P8"><text:tab/><text:span text:style-name="T2">+</text:span>18 = Ob 0 001 0010</text:p>
      <text:p text:style-name="P8"><text:tab/>-<text:span text:style-name="T2">18 <text:s/>= Ob 1 110 1110</text:span></text:p>
      <text:p text:style-name="P8"/>
      <text:p text:style-name="P15">Encontrando -37, primeiro flip e após soma de -38 com 1</text:p>
      <text:p text:style-name="P8"/>
      <text:p text:style-name="P10">flip(37) = Ob 1 101 1010</text:p>
      <text:p text:style-name="P10"/>
      <text:p text:style-name="P10">flip(37) +<text:tab/>Ob 1 101 1010</text:p>
      <text:p text:style-name="P10">1<text:tab/><text:tab/>Ob 0 000 0001</text:p>
      <text:p text:style-name="P10">--------<text:tab/><text:tab/>------------------</text:p>
      <text:p text:style-name="P10">-37<text:tab/><text:tab/>Ob 1 101 1011</text:p>
      <text:p text:style-name="P10"/>
      <text:p text:style-name="P10"><text:soft-page-break/></text:p>
      <text:p text:style-name="P10"/>
      <text:p text:style-name="P15">Encontrando o valor final de 18 -37</text:p>
      <text:p text:style-name="P15"/>
      <text:p text:style-name="P11">18 +<text:tab/>Ob 0 001 0010</text:p>
      <text:p text:style-name="P11">-37<text:tab/>Ob 1 101 1011</text:p>
      <text:p text:style-name="P11">-----<text:tab/>------------------</text:p>
      <text:p text:style-name="P11">-19<text:tab/>Ob 1 110 1101</text:p>
      <text:p text:style-name="P11"/>
      <text:p text:style-name="P15">O resultado é -19 = Ob 1 110 1101.</text:p>
      <text:p text:style-name="P11"/>
      <text:p text:style-name="P11">4.</text:p>
      <text:p text:style-name="P11"/>
      <text:p text:style-name="P15">Valores iniciais em Binário:</text:p>
      <text:p text:style-name="P11"/>
      <text:p text:style-name="P9"><text:tab/><text:span text:style-name="T2">+</text:span>37 = Ob 0 010 0101</text:p>
      <text:p text:style-name="P9"><text:tab/>-<text:span text:style-name="T3">37 <text:s/>= Ob 1 101 1011</text:span></text:p>
      <text:p text:style-name="P9"><text:tab/><text:span text:style-name="T2">+</text:span>18 = Ob 0 001 0010</text:p>
      <text:p text:style-name="P9"><text:tab/>-<text:span text:style-name="T2">18 <text:s/>= Ob 1 110 1110</text:span></text:p>
      <text:p text:style-name="P9"/>
      <text:p text:style-name="P15">Realizando a adição.</text:p>
      <text:p text:style-name="P9"/>
      <text:p text:style-name="P9">-<text:span text:style-name="T3">18 +<text:tab/>Ob 1 110 1110</text:span></text:p>
      <text:p text:style-name="P9">-<text:span text:style-name="T3">37<text:tab/>Ob 1 101 1011</text:span></text:p>
      <text:p text:style-name="P9">------<text:tab/>------------------</text:p>
      <text:p text:style-name="P11">-55<text:tab/>Ob 1 100 1001</text:p>
      <text:p text:style-name="P11"/>
      <text:p text:style-name="P11"/>
      <text:p text:style-name="P11"/>
      <text:p text:style-name="P11">5.</text:p>
      <text:p text:style-name="P11"/>
      <text:p text:style-name="P15">Valores iniciais em binário</text:p>
      <text:p text:style-name="P11"/>
      <text:p text:style-name="P6"><text:tab/>118 <text:span text:style-name="T3">= Ob 0 111 0110<text:tab/><text:tab/>-118 = Ob 1 000 1010</text:span></text:p>
      <text:p text:style-name="P6"><text:span text:style-name="T3"><text:tab/>3</text:span>2 <text:s text:c="2"/><text:span text:style-name="T3">= Ob 0 010 0000<text:tab/><text:tab/>-32 <text:s text:c="2"/>= Ob 1 110 0000</text:span></text:p>
      <text:p text:style-name="P6"/>
      <text:p text:style-name="P6"><text:tab/><text:span text:style-name="T4">118 = Ob 0 000 0000 0111 0110<text:tab/>-118 = Ob 1 111 1111 1000 1010</text:span></text:p>
      <text:p text:style-name="P6"><text:tab/><text:span text:style-name="T4">32 <text:s text:c="2"/>= Ob 0 000 0000 0010 0000<text:tab/>-32 <text:s text:c="2"/>= Ob 1 111 1111 1110 0000</text:span></text:p>
      <text:p text:style-name="P6"/>
      <text:p text:style-name="P12">i) Soma com 8 bits:</text:p>
      <text:p text:style-name="P12"/>
      <text:p text:style-name="P12"><text:tab/>-118 +<text:tab/><text:tab/>Ob 1 000 1010</text:p>
      <text:p text:style-name="P12"><text:tab/>- 32<text:tab/><text:tab/>Ob 1 <text:span text:style-name="T7">1</text:span>1<text:span text:style-name="T7">0</text:span> 0000</text:p>
      <text:p text:style-name="P12"><text:tab/>--------<text:tab/><text:tab/>------------------</text:p>
      <text:p text:style-name="P12"><text:tab/><text:span text:style-name="T5">-150<text:tab/><text:tab/>Ob 0 </text:span><text:span text:style-name="T6">1</text:span><text:span text:style-name="T5">1</text:span><text:span text:style-name="T6">0</text:span><text:span text:style-name="T5"> 1010 = </text:span><text:span text:style-name="T6">106</text:span><text:span text:style-name="T5"> </text:span><text:span text:style-name="T6">(Overflow)</text:span></text:p>
      <text:p text:style-name="P17"/>
      <text:p text:style-name="P17"><text:tab/>Overflow. 8 bits podem representar somente entre 127 e -128. <text:span text:style-name="T9">O Overflow retornou um erro, dando como resposta 106, ao invés de -150.</text:span></text:p>
      <text:p text:style-name="P17"/>
      <text:p text:style-name="P17"/>
      <text:p text:style-name="P17"/>
      <text:p text:style-name="P17"/>
      <text:p text:style-name="P17"><text:soft-page-break/></text:p>
      <text:p text:style-name="P12"><text:span text:style-name="T8">i) Soma com 16 bits:</text:span></text:p>
      <text:p text:style-name="P12"><text:span text:style-name="T8"/></text:p>
      <text:p text:style-name="P15">Resolvendo a adição:</text:p>
      <text:p text:style-name="P12"><text:span text:style-name="T8"/></text:p>
      <text:p text:style-name="P13"><text:tab/>-118 +<text:tab/><text:tab/>Ob <text:span text:style-name="T7">1 111 1111 </text:span>1000 1010</text:p>
      <text:p text:style-name="P13"><text:tab/>- 32<text:tab/><text:tab/>Ob <text:span text:style-name="T7">1 111 1111 </text:span>1<text:span text:style-name="T7">1</text:span>1<text:span text:style-name="T7">0</text:span> 0000</text:p>
      <text:p text:style-name="P13"><text:tab/>--------<text:tab/><text:tab/>------------------------------</text:p>
      <text:p text:style-name="P13"><text:span text:style-name="T8"><text:tab/>-150<text:tab/><text:tab/>Ob 1 111 1111 0110 1010</text:span></text:p>
      <text:p text:style-name="P13"><text:span text:style-name="T8"/></text:p>
      <text:p text:style-name="P15">O resultado é -150 = Ob 1 111 1111 0110 1010, sem overflow pela quantia de bits para descrever o núm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1:39:20.530466864</meta:creation-date>
    <meta:generator>LibreOffice/5.1.6.2$Linux_X86_64 LibreOffice_project/10m0$Build-2</meta:generator>
    <dc:date>2017-03-09T12:48:52.183463971</dc:date>
    <meta:editing-duration>PT27M54S</meta:editing-duration>
    <meta:editing-cycles>5</meta:editing-cycles>
    <meta:document-statistic meta:table-count="0" meta:image-count="0" meta:object-count="0" meta:page-count="4" meta:paragraph-count="94" meta:word-count="541" meta:character-count="2594" meta:non-whitespace-character-count="2092"/>
  </office:meta>
</office:document-meta>
</file>